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s Nerd Font" svg:font-family="'Symbols Nerd Font'" style:font-adornments="Normal" style:font-pitch="variable"/>
    <style:font-face style:name="Varela Round" svg:font-family="'Varela Round'" style:font-adornments="Normal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solid" draw:fill-color="#666666" loext:fill-use-slide-background="false" draw:textarea-horizontal-align="justify" draw:textarea-vertical-align="middle" draw:auto-grow-height="false" fo:min-height="18.65cm" fo:min-width="8.4cm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75cm" fo:min-width="8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417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517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7cm" fo:min-width="8.5cm" loext:decorative="false"/>
    </style:style>
    <style:style style:name="gr6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5cm" fo:min-width="8.5cm" loext:decorative="false"/>
    </style:style>
    <style:style style:name="gr7" style:family="graphic" style:parent-style-name="standard">
      <style:graphic-properties draw:stroke="none" draw:fill="solid" draw:fill-color="#b4c7dc" draw:textarea-horizontal-align="justify" draw:textarea-vertical-align="middle" draw:auto-grow-height="false" fo:min-height="1cm" fo:min-width="8.5cm" style:writing-mode="lr-tb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 style:list-style-name="L1">
      <style:graphic-properties draw:stroke="none" draw:fill="solid" draw:fill-color="#b4c7dc" draw:textarea-horizontal-align="left" draw:textarea-vertical-align="middle" draw:auto-grow-height="false" fo:min-height="1.05cm" fo:min-width="8.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fill-color="#dddddd" loext:fill-use-slide-background="false" draw:textarea-horizontal-align="justify" draw:textarea-vertical-align="middle" draw:auto-grow-height="false" fo:min-height="18.65cm" fo:min-width="8.4cm" fo:padding-top="0.175cm" fo:padding-bottom="0.175cm" fo:padding-left="0.3cm" fo:padding-right="0.3cm" loext:decorative="false"/>
    </style:style>
    <style:style style:name="gr11" style:family="graphic" style:parent-style-name="standard" style:list-style-name="L1">
      <style:graphic-properties draw:stroke="solid" svg:stroke-width="0.1cm" svg:stroke-color="#ffff00" draw:marker-start-width="0.35cm" draw:marker-end-width="0.35cm" draw:fill="solid" draw:fill-color="#77bc65" draw:textarea-horizontal-align="justify" draw:textarea-vertical-align="middle" draw:auto-grow-height="false" fo:min-height="0.358cm" fo:min-width="7.608cm" fo:padding-top="0.175cm" fo:padding-bottom="0.175cm" fo:padding-left="0.3cm" fo:padding-right="0.3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solid" draw:fill-color="#ffb66c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solid" draw:fill-color="#77bc65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ffd428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26cm" fo:min-width="3cm" loext:decorative="false"/>
    </style:style>
    <style:style style:name="gr18" style:family="graphic" style:parent-style-name="standard">
      <style:graphic-properties draw:stroke="none" draw:fill="solid" draw:fill-color="#b4c7dc" draw:textarea-horizontal-align="justify" draw:textarea-vertical-align="middle" draw:auto-grow-height="false" fo:min-height="0.75cm" fo:min-width="8.5cm" style:writing-mode="lr-tb" loext:decorative="false"/>
      <style:paragraph-properties style:writing-mode="lr-tb"/>
    </style:style>
    <style:style style:name="gr1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20" style:family="graphic" style:parent-style-name="standard">
      <style:graphic-properties draw:stroke="none" draw:fill="solid" draw:fill-color="#77bc65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1cm" svg:stroke-color="#000000" draw:marker-start-width="0.35cm" draw:marker-end-width="0.35cm" draw:fill="solid" draw:fill-color="#b4c7dc" loext:fill-use-slide-background="false" draw:opacity="75%" draw:textarea-horizontal-align="justify" draw:textarea-vertical-align="middle" draw:auto-grow-height="false" fo:min-height="16.9cm" fo:min-width="8.4cm" fo:padding-top="0.175cm" fo:padding-bottom="0.175cm" fo:padding-left="0.3cm" fo:padding-right="0.3cm" draw:shadow-opacity="75%" loext:decorative="false"/>
    </style:style>
    <style:style style:name="gr22" style:family="graphic" style:parent-style-name="standard">
      <style:graphic-properties draw:stroke="solid" svg:stroke-color="#000000" draw:fill="solid" draw:fill-color="#dddddd" draw:textarea-horizontal-align="justify" draw:textarea-vertical-align="middle" draw:auto-grow-height="false" fo:min-height="11.414cm" fo:min-width="7.164cm" loext:decorative="false"/>
    </style:style>
    <style:style style:name="gr23" style:family="graphic" style:parent-style-name="standard">
      <style:graphic-properties draw:stroke="none" draw:fill="none" draw:textarea-horizontal-align="center" fo:min-height="3.065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fo:min-height="0.594cm" loext:decorative="false"/>
      <style:paragraph-properties style:writing-mode="lr-tb"/>
    </style:style>
    <style:style style:name="gr25" style:family="graphic" style:parent-style-name="objectwithoutfill">
      <style:graphic-properties svg:stroke-color="#000000" draw:fill="none" draw:textarea-vertical-align="middle" loext:decorative="false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cm" fo:min-width="6.5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5cm" fo:min-width="0.25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loext:decorative="false"/>
    </style:style>
    <style:style style:name="gr29" style:family="graphic" style:parent-style-name="standard" style:list-style-name="L1">
      <style:graphic-properties draw:stroke="solid" svg:stroke-color="#000000" draw:fill="solid" draw:fill-color="#afd095" draw:textarea-horizontal-align="center" draw:textarea-vertical-align="middle" draw:auto-grow-height="false" fo:min-height="0.282cm" fo:min-width="2.482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svg:stroke-color="#000000" draw:fill="solid" draw:fill-color="#ffa6a6" draw:textarea-horizontal-align="center" draw:textarea-vertical-align="middle" draw:auto-grow-height="false" fo:min-height="0.282cm" fo:min-width="2.531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0cm" loext:decorative="false"/>
      <style:paragraph-properties style:writing-mode="lr-tb"/>
    </style:style>
    <style:style style:name="gr32" style:family="graphic" style:parent-style-name="standard">
      <style:graphic-properties svg:stroke-color="#000000" draw:textarea-horizontal-align="justify" draw:textarea-vertical-align="middle" draw:auto-grow-height="false" fo:min-height="0.458cm" fo:min-width="0.208cm" loext:decorative="false"/>
    </style:style>
    <style:style style:name="gr3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51cm" fo:min-width="0cm" loext:decorative="false"/>
    </style:style>
    <style:style style:name="gr3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loext:decorative="false"/>
    </style:style>
    <style:style style:name="gr3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34cm" fo:min-width="0cm" loext:decorative="false"/>
    </style:style>
    <style:style style:name="gr36" style:family="graphic" style:parent-style-name="standard" style:list-style-name="L1">
      <style:graphic-properties draw:stroke="none" draw:fill="solid" draw:fill-color="#cccccc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767cm" loext:decorative="false"/>
      <style:paragraph-properties style:writing-mode="lr-tb"/>
    </style:style>
    <style:style style:name="gr38" style:family="graphic">
      <style:graphic-properties loext:decorative="false"/>
    </style:style>
    <style:style style:name="gr39" style:family="graphic" style:parent-style-name="objectwithoutfill">
      <style:graphic-properties svg:stroke-width="0.1cm" svg:stroke-color="#000000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40" style:family="graphic" style:parent-style-name="standard">
      <style:graphic-properties draw:stroke="solid" svg:stroke-color="#000000" draw:fill="solid" draw:fill-color="#dddddd" draw:textarea-horizontal-align="justify" draw:textarea-vertical-align="middle" draw:auto-grow-height="false" fo:min-height="10.914cm" fo:min-width="7.164cm" loext:decorative="false"/>
    </style:style>
    <style:style style:name="gr41" style:family="graphic" style:parent-style-name="standard" style:list-style-name="L1">
      <style:graphic-properties draw:stroke="solid" svg:stroke-color="#000000" draw:fill="solid" draw:fill-color="#afd095" draw:textarea-horizontal-align="center" draw:textarea-vertical-align="middle" draw:auto-grow-height="false" fo:min-height="0.282cm" fo:min-width="2.482cm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b4c7dc" draw:textarea-horizontal-align="justify" draw:textarea-vertical-align="middle" draw:auto-grow-height="false" fo:min-height="0.408cm" fo:min-width="0.158cm" fo:padding-top="0.15cm" fo:padding-bottom="0.15cm" fo:padding-left="0.275cm" fo:padding-right="0.275cm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svg:stroke-color="#000000" draw:fill="solid" draw:fill-color="#ffa6a6" draw:textarea-horizontal-align="center" draw:textarea-vertical-align="middle" draw:auto-grow-height="false" fo:min-height="0.282cm" fo:min-width="2.531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b4c7dc" draw:textarea-horizontal-align="justify" draw:textarea-vertical-align="middle" draw:auto-grow-height="false" fo:min-height="0.408cm" fo:min-width="0.158cm" fo:padding-top="0.15cm" fo:padding-bottom="0.15cm" fo:padding-left="0.275cm" fo:padding-right="0.275cm" style:writing-mode="lr-tb" loext:decorative="false"/>
      <style:paragraph-properties style:writing-mode="lr-tb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solid" draw:fill-color="#999999"/>
      <style:paragraph-properties fo:text-align="center"/>
    </style:style>
    <style:style style:name="P6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 draw:fill-color="#ddddd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name="Varela Round"/>
    </style:style>
    <style:style style:name="P11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 style:writing-mode="lr-tb"/>
      <style:text-properties style:font-name="Varela Round"/>
    </style:style>
    <style:style style:name="P12" style:family="paragraph">
      <loext:graphic-properties draw:fill="solid" draw:fill-color="#ffb66c"/>
      <style:paragraph-properties fo:margin-left="0cm" fo:margin-right="0cm" fo:margin-top="0cm" fo:margin-bottom="0cm" fo:line-height="100%" fo:text-align="center" fo:text-indent="0cm" style:writing-mode="lr-tb"/>
      <style:text-properties style:font-name="Varela Round"/>
    </style:style>
    <style:style style:name="P13" style:family="paragraph">
      <loext:graphic-properties draw:fill="solid" draw:fill-color="#729fcf"/>
      <style:paragraph-properties fo:text-align="center" style:writing-mode="lr-tb"/>
      <style:text-properties style:font-name="Varela Round"/>
    </style:style>
    <style:style style:name="P14" style:family="paragraph">
      <loext:graphic-properties draw:fill="solid" draw:fill-color="#cccccc"/>
      <style:paragraph-properties fo:text-align="center" style:writing-mode="lr-tb"/>
      <style:text-properties style:font-name="Varela Round"/>
    </style:style>
    <style:style style:name="P15" style:family="paragraph">
      <loext:graphic-properties draw:fill="solid" draw:fill-color="#ffd428"/>
      <style:paragraph-properties fo:text-align="center" style:writing-mode="lr-tb"/>
      <style:text-properties style:font-name="Varela Round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  <style:text-properties style:font-name="Varela Round"/>
    </style:style>
    <style:style style:name="P19" style:family="paragraph">
      <loext:graphic-properties draw:fill="solid" draw:fill-color="#77bc65"/>
      <style:paragraph-properties fo:text-align="center" style:writing-mode="lr-tb"/>
      <style:text-properties style:font-name="Varela Round"/>
    </style:style>
    <style:style style:name="P20" style:family="paragraph">
      <loext:graphic-properties draw:fill="solid" draw:fill-color="#b4c7dc" draw:opacity="75%"/>
      <style:paragraph-properties fo:text-align="center"/>
    </style:style>
    <style:style style:name="P21" style:family="paragraph">
      <loext:graphic-properties draw:fill="solid" draw:fill-color="#dddddd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14pt"/>
    </style:style>
    <style:style style:name="P24" style:family="paragraph">
      <loext:graphic-properties draw:fill="solid" draw:fill-color="#ffffff"/>
      <style:paragraph-properties fo:text-align="center" style:writing-mode="lr-tb"/>
    </style:style>
    <style:style style:name="P25" style:family="paragraph">
      <loext:graphic-properties draw:fill="solid" draw:fill-color="#dddddd"/>
      <style:paragraph-properties fo:text-align="center" style:writing-mode="lr-tb"/>
    </style:style>
    <style:style style:name="P26" style:family="paragraph">
      <loext:graphic-properties draw:fill="solid" draw:fill-color="#000000"/>
      <style:paragraph-properties fo:text-align="center"/>
    </style:style>
    <style:style style:name="P27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</style:style>
    <style:style style:name="P28" style:family="paragraph">
      <loext:graphic-properties draw:fill="solid" draw:fill-color="#ffa6a6"/>
      <style:paragraph-properties fo:margin-left="0cm" fo:margin-right="0cm" fo:margin-top="0cm" fo:margin-bottom="0cm" fo:line-height="100%" fo:text-align="center" fo:text-indent="0cm" style:writing-mode="lr-tb"/>
    </style:style>
    <style:style style:name="P29" style:family="paragraph">
      <style:text-properties fo:font-size="12pt"/>
    </style:style>
    <style:style style:name="P30" style:family="paragraph">
      <loext:graphic-properties draw:fill="none"/>
      <style:text-properties fo:font-size="12pt"/>
    </style:style>
    <style:style style:name="P31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style:font-name="Varela Round"/>
    </style:style>
    <style:style style:name="P32" style:family="paragraph">
      <style:text-properties fo:font-weight="bold"/>
    </style:style>
    <style:style style:name="P33" style:family="paragraph">
      <loext:graphic-properties draw:fill="none"/>
      <style:text-properties fo:font-weight="bold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style:font-name="Symbols Nerd Font" fo:font-size="18pt" fo:font-weight="bold"/>
    </style:style>
    <style:style style:name="P35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Symbols Nerd Font" fo:font-size="18pt" fo:font-weight="bold"/>
    </style:style>
    <style:style style:name="T1" style:family="text">
      <style:text-properties style:font-name="Varela Round"/>
    </style:style>
    <style:style style:name="T2" style:family="text">
      <style:text-properties style:font-name="Varela Round" fo:font-size="14pt"/>
    </style:style>
    <style:style style:name="T3" style:family="text">
      <style:text-properties fo:font-size="14pt"/>
    </style:style>
    <style:style style:name="T4" style:family="text">
      <style:text-properties style:font-name="Varela Round" fo:font-size="12pt"/>
    </style:style>
    <style:style style:name="T5" style:family="text">
      <style:text-properties style:font-name="Varela Round" fo:font-weight="bold"/>
    </style:style>
    <style:style style:name="T6" style:family="text">
      <style:text-properties style:font-name="Symbols Nerd Font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cm" svg:height="19cm" svg:x="2.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cm" svg:height="1cm" svg:x="2.6cm" svg:y="3.25cm">
          <text:p text:style-name="P2"><text:span text:style-name="T1">Primero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5cm" svg:height="1.017cm" svg:x="10.55cm" svg:y="3.283cm">
          <draw:text-box>
            <text:p><text:span text:style-name="T1">-</text:span></text:p>
          </draw:text-box>
        </draw:frame>
        <draw:custom-shape draw:style-name="gr2" draw:text-style-name="P3" draw:layer="layout" svg:width="9cm" svg:height="1cm" svg:x="2.6cm" svg:y="10.45cm">
          <text:p text:style-name="P2"><text:span text:style-name="T1">Segundo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cm" svg:height="1.017cm" svg:x="10.5cm" svg:y="10.483cm">
          <draw:text-box>
            <text:p><text:span text:style-name="T1">+</text:span></text:p>
          </draw:text-box>
        </draw:frame>
        <draw:custom-shape draw:style-name="gr2" draw:text-style-name="P3" draw:layer="layout" svg:width="9cm" svg:height="1cm" svg:x="2.6cm" svg:y="11.65cm">
          <text:p text:style-name="P2"><text:span text:style-name="T1">Tercero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5cm" svg:height="1.017cm" svg:x="10.55cm" svg:y="11.683cm">
          <draw:text-box>
            <text:p><text:span text:style-name="T1">-</text:span></text:p>
          </draw:text-box>
        </draw:frame>
        <draw:custom-shape draw:style-name="gr5" draw:text-style-name="P5" draw:layer="layout" svg:width="9cm" svg:height="0.95cm" svg:x="2.6cm" svg:y="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9cm" svg:height="0.75cm" svg:x="2.6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9cm" svg:height="1.25cm" svg:x="2.6cm" svg:y="1.75cm">
          <text:p text:style-name="P2"><text:span text:style-name="T1">Lista de Materias: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8" draw:layer="layout" svg:width="9cm" svg:height="1.3cm" svg:x="2.6cm" svg:y="17.75cm">
            <text:p text:style-name="P7"><text:span text:style-name="T1"><text:s text:c="4"/></text:span><text:span text:style-name="T1">C</text:span><text:span text:style-name="T1">o</text:span><text:span text:style-name="T1">m</text:span><text:span text:style-name="T1">u</text:span><text:span text:style-name="T1">ni</text:span><text:span text:style-name="T1">ca</text:span><text:span text:style-name="T1">ci</text:span><text:span text:style-name="T1">ó</text:span><text:span text:style-name="T1">n..</text:span><text:span text:style-name="T1">. 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9" draw:layer="layout" svg:width="9cm" svg:height="19cm" svg:x="2.6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8.5cm" svg:height="1cm" svg:x="2.85cm" svg:y="4.4cm">
          <text:p text:style-name="P10"><text:span text:style-name="T1">Comunicación M...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2" draw:layer="layout" svg:width="8.5cm" svg:height="1cm" svg:x="2.853cm" svg:y="9.203cm">
          <text:p text:style-name="P10"><text:span text:style-name="T1">Materia5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1" draw:layer="layout" svg:width="8.5cm" svg:height="1cm" svg:x="2.854cm" svg:y="5.604cm">
          <text:p text:style-name="P10"><text:span text:style-name="T1">Materia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3" draw:layer="layout" svg:width="8.5cm" svg:height="1cm" svg:x="2.855cm" svg:y="6.805cm">
          <text:p text:style-name="P10"><text:span text:style-name="T1">Materia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3" draw:layer="layout" svg:width="8.5cm" svg:height="1cm" svg:x="2.856cm" svg:y="8.006cm">
          <text:p text:style-name="P10"><text:span text:style-name="T1">Materia4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14" draw:layer="layout" svg:width="8.5cm" svg:height="1cm" svg:x="2.854cm" svg:y="15.304cm">
          <text:p text:style-name="P10"><text:span text:style-name="T1">Materia18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15" draw:layer="layout" svg:width="8.5cm" svg:height="1cm" svg:x="2.854cm" svg:y="12.904cm">
          <text:p text:style-name="P10"><text:span text:style-name="T1">Materia16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15" draw:layer="layout" svg:width="8.5cm" svg:height="1cm" svg:x="2.855cm" svg:y="14.105cm">
          <text:p text:style-name="P10"><text:span text:style-name="T1">Materia17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16" draw:layer="layout" svg:width="4cm" svg:height="1.75cm" svg:x="13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8">
          <draw:custom-shape draw:style-name="gr18" draw:text-style-name="P6" draw:layer="layout" svg:width="9cm" svg:height="1cm" svg:x="18.2cm" svg:y="1.75cm">
            <text:p text:style-name="P2"><text:span text:style-name="T1">Lista de Materias: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9cm" svg:height="0.95cm" svg:x="18.2cm" svg:y="19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17" draw:layer="layout" svg:x1="18.2cm" svg:y1="13.85cm" svg:x2="27.2cm" svg:y2="13.85cm">
            <text:p/>
          </draw:line>
          <draw:custom-shape draw:style-name="gr6" draw:text-style-name="P5" draw:layer="layout" svg:width="9cm" svg:height="0.75cm" svg:x="18.2cm" svg:y="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9" draw:layer="layout" svg:width="8.5cm" svg:height="1cm" svg:x="18.45cm" svg:y="3cm">
            <text:p text:style-name="P18"><text:span text:style-name="T1">Regular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6" draw:text-style-name="P15" draw:layer="layout" svg:width="8.5cm" svg:height="1cm" svg:x="18.453cm" svg:y="7.803cm">
            <text:p text:style-name="P18"><text:span text:style-name="T1">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4" draw:text-style-name="P13" draw:layer="layout" svg:width="8.5cm" svg:height="1cm" svg:x="18.454cm" svg:y="4.204cm">
            <text:p text:style-name="P18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4" draw:text-style-name="P13" draw:layer="layout" svg:width="8.5cm" svg:height="1cm" svg:x="18.455cm" svg:y="5.405cm">
            <text:p text:style-name="P18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4" draw:text-style-name="P13" draw:layer="layout" svg:width="8.5cm" svg:height="1cm" svg:x="18.456cm" svg:y="6.606cm">
            <text:p text:style-name="P18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4" draw:text-style-name="P13" draw:layer="layout" svg:width="8.5cm" svg:height="1cm" svg:x="18.456cm" svg:y="10.206cm">
            <text:p text:style-name="P18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4" draw:text-style-name="P13" draw:layer="layout" svg:width="8.5cm" svg:height="1cm" svg:x="18.457cm" svg:y="11.407cm">
            <text:p text:style-name="P18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4" draw:text-style-name="P13" draw:layer="layout" svg:width="8.5cm" svg:height="1cm" svg:x="18.458cm" svg:y="12.608cm">
            <text:p text:style-name="P18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5" draw:text-style-name="P14" draw:layer="layout" svg:width="8.5cm" svg:height="1cm" svg:x="18.454cm" svg:y="16.504cm">
            <text:p text:style-name="P18"><text:span text:style-name="T1">No Curs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5" draw:text-style-name="P14" draw:layer="layout" svg:width="8.5cm" svg:height="1cm" svg:x="18.455cm" svg:y="17.705cm">
            <text:p text:style-name="P18"><text:span text:style-name="T1">No Curs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6" draw:text-style-name="P15" draw:layer="layout" svg:width="8.5cm" svg:height="1cm" svg:x="18.454cm" svg:y="9.004cm">
            <text:p text:style-name="P18"><text:span text:style-name="T1">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6" draw:text-style-name="P15" draw:layer="layout" svg:width="8.5cm" svg:height="1cm" svg:x="18.454cm" svg:y="14.104cm">
            <text:p text:style-name="P18"><text:span text:style-name="T1">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6" draw:text-style-name="P15" draw:layer="layout" svg:width="8.5cm" svg:height="1cm" svg:x="18.455cm" svg:y="15.305cm">
            <text:p text:style-name="P18"><text:span text:style-name="T1">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1" draw:text-style-name="P20" draw:layer="layout" svg:width="9cm" svg:height="17.25cm" svg:x="18.2cm" svg:y="1.7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9cm" svg:height="19cm" svg:x="18.2cm" svg:y="1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22" draw:text-style-name="P21" draw:layer="layout" svg:width="8cm" svg:height="12cm" svg:x="18.7cm" svg:y="4.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390.32620922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23" draw:text-style-name="P17" draw:layer="layout" svg:width="8cm" svg:height="3.315cm" svg:x="18.7cm" svg:y="4.967cm">
            <draw:text-box>
              <text:p text:style-name="P16"><text:span text:style-name="T1">Comunicación </text:span><text:span text:style-name="T1">Multimedial en el</text:span></text:p>
              <text:p text:style-name="P16"><text:span text:style-name="T1">Desarrollo de Sistemas </text:span><text:span text:style-name="T1">de Información</text:span></text:p>
            </draw:text-box>
          </draw:frame>
          <draw:frame draw:style-name="gr24" draw:text-style-name="P23" draw:layer="layout" svg:width="7cm" svg:height="0.844cm" svg:x="19.2cm" svg:y="8.683cm">
            <draw:text-box>
              <text:p text:style-name="P22"><text:span text:style-name="T2">Co</text:span><text:span text:style-name="T2">nd</text:span><text:span text:style-name="T2">ici</text:span><text:span text:style-name="T2">ón</text:span><text:span text:style-name="T2">:</text:span></text:p>
            </draw:text-box>
          </draw:frame>
          <draw:line draw:style-name="gr25" draw:text-style-name="P17" draw:layer="layout" svg:x1="18.7cm" svg:y1="8.3cm" svg:x2="26.7cm" svg:y2="8.3cm">
            <text:p/>
          </draw:line>
          <draw:g draw:style-name="gr8">
            <draw:custom-shape draw:style-name="gr26" draw:text-style-name="P24" draw:layer="layout" svg:width="7cm" svg:height="0.75cm" svg:x="19.2cm" svg:y="9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25" draw:layer="layout" svg:width="0.75cm" svg:height="0.75cm" svg:x="25.45cm" svg:y="9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26" draw:layer="layout" svg:width="0.25cm" svg:height="0.25cm" draw:transform="rotate (-3.14159265358979) translate (25.95cm 10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frame draw:style-name="gr24" draw:text-style-name="P23" draw:layer="layout" svg:width="3.5cm" svg:height="0.844cm" svg:x="19.2cm" svg:y="9.483cm">
              <draw:text-box>
                <text:p text:style-name="P22"><text:span text:style-name="T3">Re</text:span><text:span text:style-name="T3">gu</text:span><text:span text:style-name="T3">lar</text:span></text:p>
              </draw:text-box>
            </draw:frame>
          </draw:g>
          <draw:frame draw:style-name="gr24" draw:text-style-name="P23" draw:layer="layout" svg:width="7cm" svg:height="0.844cm" svg:x="19.2cm" svg:y="10.883cm">
            <draw:text-box>
              <text:p text:style-name="P22"><text:span text:style-name="T2">N</text:span><text:span text:style-name="T2">ot</text:span><text:span text:style-name="T2">a:</text:span></text:p>
            </draw:text-box>
          </draw:frame>
          <draw:g draw:style-name="gr8">
            <draw:custom-shape draw:style-name="gr26" draw:text-style-name="P24" draw:layer="layout" svg:width="7cm" svg:height="0.75cm" svg:x="19.2cm" svg:y="11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25" draw:layer="layout" svg:width="0.75cm" svg:height="0.75cm" svg:x="25.45cm" svg:y="11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26" draw:layer="layout" svg:width="0.25cm" svg:height="0.25cm" draw:transform="rotate (-3.14159265358979) translate (25.95cm 12.2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frame draw:style-name="gr24" draw:text-style-name="P23" draw:layer="layout" svg:width="3.5cm" svg:height="0.844cm" svg:x="19.2cm" svg:y="11.683cm">
              <draw:text-box>
                <text:p text:style-name="P22"><text:span text:style-name="T2">8</text:span></text:p>
              </draw:text-box>
            </draw:frame>
          </draw:g>
          <draw:custom-shape draw:style-name="gr29" draw:text-style-name="P27" draw:layer="layout" svg:width="3.2cm" svg:height="0.75cm" svg:x="23cm" svg:y="15.4cm">
            <text:p text:style-name="P2"><text:span text:style-name="T2">Confirm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0" draw:text-style-name="P28" draw:layer="layout" svg:width="3.249cm" svg:height="0.75cm" svg:x="19.251cm" svg:y="15.401cm">
            <text:p text:style-name="P2"><text:span text:style-name="T2">Cancel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24" draw:text-style-name="P23" draw:layer="layout" svg:width="7cm" svg:height="0.844cm" svg:x="19.2cm" svg:y="13.083cm">
            <draw:text-box>
              <text:p text:style-name="P22"><text:span text:style-name="T2">Co</text:span><text:span text:style-name="T2">mi</text:span><text:span text:style-name="T2">si</text:span><text:span text:style-name="T2">ón</text:span><text:span text:style-name="T2">:</text:span></text:p>
            </draw:text-box>
          </draw:frame>
          <draw:g draw:style-name="gr8">
            <draw:custom-shape draw:style-name="gr26" draw:text-style-name="P24" draw:layer="layout" svg:width="7cm" svg:height="0.75cm" svg:x="19.2cm" svg:y="13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25" draw:layer="layout" svg:width="0.75cm" svg:height="0.75cm" svg:x="25.45cm" svg:y="13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26" draw:layer="layout" svg:width="0.25cm" svg:height="0.25cm" draw:transform="rotate (-3.14159265358979) translate (25.95cm 14.4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frame draw:style-name="gr24" draw:text-style-name="P23" draw:layer="layout" svg:width="5.05cm" svg:height="0.844cm" svg:x="19.2cm" svg:y="13.883cm">
              <draw:text-box>
                <text:p text:style-name="P22"><text:span text:style-name="T2">4</text:span><text:span text:style-name="T2">K</text:span><text:span text:style-name="T2">1</text:span></text:p>
              </draw:text-box>
            </draw:frame>
          </draw:g>
        </draw:g>
        <draw:frame draw:style-name="gr31" draw:text-style-name="P30" draw:layer="layout" svg:width="1.15cm" svg:height="0.763cm" svg:x="10.2cm" svg:y="4.6cm">
          <draw:text-box>
            <text:p text:style-name="P29"><text:span text:style-name="T4">6</text:span></text:p>
          </draw:text-box>
        </draw:frame>
        <draw:frame draw:style-name="gr31" draw:text-style-name="P30" draw:layer="layout" svg:width="1.15cm" svg:height="0.763cm" svg:x="10.2cm" svg:y="5.801cm">
          <draw:text-box>
            <text:p text:style-name="P29"><text:span text:style-name="T4">5</text:span></text:p>
          </draw:text-box>
        </draw:frame>
        <draw:frame draw:style-name="gr31" draw:text-style-name="P30" draw:layer="layout" svg:width="1.15cm" svg:height="0.763cm" svg:x="10.2cm" svg:y="6.902cm">
          <draw:text-box>
            <text:p text:style-name="P29"><text:span text:style-name="T4">10</text:span></text:p>
          </draw:text-box>
        </draw:frame>
        <draw:frame draw:style-name="gr31" draw:text-style-name="P30" draw:layer="layout" svg:width="1.15cm" svg:height="0.763cm" svg:x="10.2cm" svg:y="8.103cm">
          <draw:text-box>
            <text:p text:style-name="P29"><text:span text:style-name="T4">9</text:span></text:p>
          </draw:text-box>
        </draw:frame>
        <draw:frame draw:style-name="gr31" draw:text-style-name="P30" draw:layer="layout" svg:width="1.15cm" svg:height="0.763cm" svg:x="3cm" svg:y="4.601cm">
          <draw:text-box>
            <text:p text:style-name="P29"><text:span text:style-name="T4">1</text:span></text:p>
          </draw:text-box>
        </draw:frame>
        <draw:frame draw:style-name="gr31" draw:text-style-name="P30" draw:layer="layout" svg:width="1.15cm" svg:height="0.763cm" svg:x="3cm" svg:y="5.702cm">
          <draw:text-box>
            <text:p text:style-name="P29"><text:span text:style-name="T4">2</text:span></text:p>
          </draw:text-box>
        </draw:frame>
        <draw:frame draw:style-name="gr31" draw:text-style-name="P30" draw:layer="layout" svg:width="1.15cm" svg:height="0.763cm" svg:x="3cm" svg:y="6.903cm">
          <draw:text-box>
            <text:p text:style-name="P29"><text:span text:style-name="T4">3</text:span></text:p>
          </draw:text-box>
        </draw:frame>
        <draw:frame draw:style-name="gr31" draw:text-style-name="P30" draw:layer="layout" svg:width="1.15cm" svg:height="0.763cm" svg:x="3cm" svg:y="8.104cm">
          <draw:text-box>
            <text:p text:style-name="P29"><text:span text:style-name="T4">4</text:span></text:p>
          </draw:text-box>
        </draw:frame>
        <draw:frame draw:style-name="gr31" draw:text-style-name="P30" draw:layer="layout" svg:width="1.15cm" svg:height="0.763cm" svg:x="3cm" svg:y="9.405cm">
          <draw:text-box>
            <text:p text:style-name="P29"><text:span text:style-name="T4">5</text:span></text:p>
          </draw:text-box>
        </draw:frame>
        <draw:frame draw:style-name="gr31" draw:text-style-name="P30" draw:layer="layout" svg:width="1.15cm" svg:height="0.763cm" svg:x="3cm" svg:y="13.006cm">
          <draw:text-box>
            <text:p text:style-name="P29"><text:span text:style-name="T4">16</text:span></text:p>
          </draw:text-box>
        </draw:frame>
        <draw:frame draw:style-name="gr31" draw:text-style-name="P30" draw:layer="layout" svg:width="1.15cm" svg:height="0.763cm" svg:x="3cm" svg:y="14.207cm">
          <draw:text-box>
            <text:p text:style-name="P29"><text:span text:style-name="T4">17</text:span></text:p>
          </draw:text-box>
        </draw:frame>
        <draw:frame draw:style-name="gr31" draw:text-style-name="P30" draw:layer="layout" svg:width="1.15cm" svg:height="0.763cm" svg:x="3cm" svg:y="15.408cm">
          <draw:text-box>
            <text:p text:style-name="P29"><text:span text:style-name="T4">18</text:span></text:p>
          </draw:text-box>
        </draw:frame>
        <draw:g draw:style-name="gr8">
          <draw:custom-shape draw:style-name="gr32" draw:text-style-name="P16" draw:layer="layout" svg:width="1cm" svg:height="1cm" svg:x="10.349cm" svg:y="1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6" draw:layer="layout" svg:width="0.25cm" svg:height="0.501cm" draw:transform="skewX (-0.00191986217719372) rotate (-0.788190690200639) translate (11.001cm 18.071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6" draw:layer="layout" svg:width="0.25cm" svg:height="0.25cm" draw:transform="skewX (-0.00401425727958693) rotate (2.35619449019235) translate (10.648cm 18.77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position-x="$0" draw:handle-position-y="top" draw:handle-range-x-minimum="0" draw:handle-range-x-maximum="21600"/>
            </draw:enhanced-geometry>
          </draw:custom-shape>
        </draw:g>
        <draw:g draw:style-name="gr8">
          <draw:custom-shape draw:style-name="gr32" draw:text-style-name="P16" draw:layer="layout" svg:width="1cm" svg:height="1cm" svg:x="9.15cm" svg:y="1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6" draw:layer="layout" svg:width="0.133cm" svg:height="0.484cm" draw:transform="rotate (-3.14159265358979) translate (9.716cm 18.7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6" draw:layer="layout" svg:width="0.133cm" svg:height="0.134cm" draw:transform="rotate (-3.14159265358979) translate (9.716cm 18.2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1" draw:text-style-name="P30" draw:layer="layout" svg:width="1.15cm" svg:height="0.763cm" svg:x="2.7cm" svg:y="18.002cm">
          <draw:text-box>
            <text:p text:style-name="P29"><text:span text:style-name="T4">1</text:span></text:p>
          </draw:text-box>
        </draw:frame>
        <draw:custom-shape draw:style-name="gr36" draw:text-style-name="P31" draw:layer="layout" svg:width="8.5cm" svg:height="1cm" svg:x="2.855cm" svg:y="16.505cm">
          <text:p text:style-name="P10"><text:span text:style-name="T1">Materia19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1" draw:text-style-name="P30" draw:layer="layout" svg:width="1.15cm" svg:height="0.763cm" svg:x="3.001cm" svg:y="16.609cm">
          <draw:text-box>
            <text:p text:style-name="P29"><text:span text:style-name="T4">18</text:span></text:p>
          </draw:text-box>
        </draw:frame>
        <draw:frame draw:style-name="gr37" draw:text-style-name="P33" draw:layer="layout" svg:width="1.1cm" svg:height="1.017cm" svg:x="2.75cm" svg:y="1.784cm">
          <draw:text-box>
            <text:p text:style-name="P32"><text:span text:style-name="T5">&lt;</text:span></text:p>
          </draw:text-box>
        </draw:frame>
        <draw:g draw:style-name="gr38">
          <draw:line draw:style-name="gr39" draw:text-style-name="P17" draw:layer="layout" svg:x1="10.7cm" svg:y1="2.1cm" svg:x2="11.2cm" svg:y2="2.1cm">
            <text:p/>
          </draw:line>
          <draw:line draw:style-name="gr39" draw:text-style-name="P17" draw:layer="layout" svg:x1="10.7cm" svg:y1="2.3cm" svg:x2="11.2cm" svg:y2="2.3cm">
            <text:p/>
          </draw:line>
          <draw:line draw:style-name="gr39" draw:text-style-name="P17" draw:layer="layout" svg:x1="10.7cm" svg:y1="2.5cm" svg:x2="11.2cm" svg:y2="2.5cm">
            <text:p/>
          </draw:line>
        </draw:g>
      </draw:page>
      <draw:page draw:name="page2" draw:style-name="dp1" draw:master-page-name="Predeterminado">
        <draw:custom-shape draw:style-name="gr5" draw:text-style-name="P5" draw:layer="layout" svg:width="9cm" svg:height="0.95cm" svg:x="2.6cm" svg:y="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9cm" svg:height="0.75cm" svg:x="2.6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9cm" svg:height="1cm" svg:x="2.6cm" svg:y="1.75cm">
          <text:p text:style-name="P2"><text:span text:style-name="T1">Resumen Cursada: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9cm" svg:height="19cm" svg:x="2.6cm" svg:y="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8.5cm" svg:height="1cm" svg:x="2.85cm" svg:y="3cm">
          <text:p text:style-name="P18"><text:span text:style-name="T1">Regula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3" draw:layer="layout" svg:width="8.5cm" svg:height="1cm" svg:x="2.854cm" svg:y="4.204cm">
          <text:p text:style-name="P18"><text:span text:style-name="T1">Aprobad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3" draw:layer="layout" svg:width="8.5cm" svg:height="1cm" svg:x="2.855cm" svg:y="5.405cm">
          <text:p text:style-name="P18"><text:span text:style-name="T1">Aprobad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3" draw:layer="layout" svg:width="8.5cm" svg:height="1cm" svg:x="2.856cm" svg:y="6.606cm">
          <text:p text:style-name="P18"><text:span text:style-name="T1">Aprobad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3" draw:layer="layout" svg:width="8.5cm" svg:height="1cm" svg:x="2.856cm" svg:y="7.806cm">
          <text:p text:style-name="P18"><text:span text:style-name="T1">Aprobad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3" draw:layer="layout" svg:width="8.5cm" svg:height="1cm" svg:x="2.857cm" svg:y="9.007cm">
          <text:p text:style-name="P18"><text:span text:style-name="T1">Aprobad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3" draw:layer="layout" svg:width="8.5cm" svg:height="1cm" svg:x="2.858cm" svg:y="10.208cm">
          <text:p text:style-name="P18"><text:span text:style-name="T1">Aprobad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16" draw:layer="layout" svg:width="4cm" svg:height="1.75cm" svg:x="13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1" draw:text-style-name="P20" draw:layer="layout" svg:width="9cm" svg:height="17.25cm" svg:x="28.2cm" svg:y="1.75cm">
          <text:p/>
          <draw:enhanced-geometry svg:viewBox="0 0 21600 21600" draw:type="rectangle" draw:enhanced-path="M 0 0 L 21600 0 21600 21600 0 21600 0 0 Z N"/>
        </draw:custom-shape>
        <draw:g draw:style-name="gr8">
          <draw:custom-shape draw:style-name="gr40" draw:text-style-name="P21" draw:layer="layout" svg:width="8cm" svg:height="11.5cm" svg:x="28.7cm" svg:y="4.75cm">
            <text:p/>
            <draw:enhanced-geometry svg:viewBox="0 0 21600 21600" draw:path-stretchpoint-x="10800" draw:path-stretchpoint-y="10800" draw:text-areas="?f3 ?f4 ?f5 ?f6" draw:type="round-rectangle" draw:modifiers="1555.005624296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23" draw:text-style-name="P17" draw:layer="layout" svg:width="8cm" svg:height="3.315cm" svg:x="28.7cm" svg:y="4.967cm">
            <draw:text-box>
              <text:p text:style-name="P16"><text:span text:style-name="T1">C</text:span><text:span text:style-name="T1">o</text:span><text:span text:style-name="T1">m</text:span><text:span text:style-name="T1">u</text:span><text:span text:style-name="T1">ni</text:span><text:span text:style-name="T1">c</text:span><text:span text:style-name="T1">a</text:span><text:span text:style-name="T1">ci</text:span><text:span text:style-name="T1">ó</text:span><text:span text:style-name="T1">n </text:span><text:span text:style-name="T1">M</text:span><text:span text:style-name="T1">ul</text:span><text:span text:style-name="T1">ti</text:span><text:span text:style-name="T1">m</text:span><text:span text:style-name="T1">e</text:span><text:span text:style-name="T1">di</text:span><text:span text:style-name="T1">al </text:span><text:span text:style-name="T1">e</text:span><text:span text:style-name="T1">n </text:span><text:span text:style-name="T1">el</text:span></text:p>
              <text:p text:style-name="P16"><text:span text:style-name="T1">D</text:span><text:span text:style-name="T1">e</text:span><text:span text:style-name="T1">s</text:span><text:span text:style-name="T1">ar</text:span><text:span text:style-name="T1">ro</text:span><text:span text:style-name="T1">ll</text:span><text:span text:style-name="T1">o </text:span><text:span text:style-name="T1">d</text:span><text:span text:style-name="T1">e </text:span><text:span text:style-name="T1">Si</text:span><text:span text:style-name="T1">st</text:span><text:span text:style-name="T1">e</text:span><text:span text:style-name="T1">m</text:span><text:span text:style-name="T1">a</text:span><text:span text:style-name="T1">s </text:span><text:span text:style-name="T1">d</text:span><text:span text:style-name="T1">e </text:span><text:span text:style-name="T1">In</text:span><text:span text:style-name="T1">fo</text:span><text:span text:style-name="T1">r</text:span><text:span text:style-name="T1">m</text:span><text:span text:style-name="T1">a</text:span><text:span text:style-name="T1">ci</text:span><text:span text:style-name="T1">ó</text:span><text:span text:style-name="T1">n</text:span></text:p>
            </draw:text-box>
          </draw:frame>
          <draw:frame draw:style-name="gr24" draw:text-style-name="P23" draw:layer="layout" svg:width="7cm" svg:height="0.844cm" svg:x="29.2cm" svg:y="8.683cm">
            <draw:text-box>
              <text:p text:style-name="P22"><text:span text:style-name="T2">Co</text:span><text:span text:style-name="T2">nd</text:span><text:span text:style-name="T2">ici</text:span><text:span text:style-name="T2">ón</text:span><text:span text:style-name="T2">:</text:span></text:p>
            </draw:text-box>
          </draw:frame>
          <draw:line draw:style-name="gr25" draw:text-style-name="P17" draw:layer="layout" svg:x1="28.7cm" svg:y1="8.3cm" svg:x2="36.7cm" svg:y2="8.3cm">
            <text:p/>
          </draw:line>
          <draw:g draw:style-name="gr8">
            <draw:custom-shape draw:style-name="gr26" draw:text-style-name="P24" draw:layer="layout" svg:width="7cm" svg:height="0.75cm" svg:x="29.2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5" draw:layer="layout" svg:width="0.75cm" svg:height="0.75cm" svg:x="35.4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26" draw:layer="layout" svg:width="0.25cm" svg:height="0.25cm" draw:transform="rotate (-3.14159265358979) translate (35.95cm 10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frame draw:style-name="gr24" draw:text-style-name="P23" draw:layer="layout" svg:width="3.5cm" svg:height="0.844cm" svg:x="29.2cm" svg:y="9.483cm">
              <draw:text-box>
                <text:p text:style-name="P22"><text:span text:style-name="T3">Re</text:span><text:span text:style-name="T3">gu</text:span><text:span text:style-name="T3">lar</text:span></text:p>
              </draw:text-box>
            </draw:frame>
          </draw:g>
          <draw:frame draw:style-name="gr24" draw:text-style-name="P23" draw:layer="layout" svg:width="7cm" svg:height="0.844cm" svg:x="29.2cm" svg:y="10.883cm">
            <draw:text-box>
              <text:p text:style-name="P22"><text:span text:style-name="T2">N</text:span><text:span text:style-name="T2">ot</text:span><text:span text:style-name="T2">a:</text:span></text:p>
            </draw:text-box>
          </draw:frame>
          <draw:g draw:style-name="gr8">
            <draw:custom-shape draw:style-name="gr26" draw:text-style-name="P24" draw:layer="layout" svg:width="7cm" svg:height="0.75cm" svg:x="29.2cm" svg:y="11.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5" draw:layer="layout" svg:width="0.75cm" svg:height="0.75cm" svg:x="35.45cm" svg:y="11.7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26" draw:layer="layout" svg:width="0.25cm" svg:height="0.25cm" draw:transform="rotate (-3.14159265358979) translate (35.95cm 12.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frame draw:style-name="gr24" draw:text-style-name="P23" draw:layer="layout" svg:width="3.5cm" svg:height="0.844cm" svg:x="29.2cm" svg:y="11.683cm">
              <draw:text-box>
                <text:p text:style-name="P22"><text:span text:style-name="T2">8</text:span></text:p>
              </draw:text-box>
            </draw:frame>
          </draw:g>
          <draw:custom-shape draw:style-name="gr41" draw:text-style-name="P27" draw:layer="layout" svg:width="3.2cm" svg:height="0.75cm" svg:x="33cm" svg:y="13.1cm">
            <text:p text:style-name="P2"><text:span text:style-name="T2">Confirm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line draw:style-name="gr25" draw:text-style-name="P17" draw:layer="layout" svg:x1="28.7cm" svg:y1="14.4cm" svg:x2="36.7cm" svg:y2="14.4cm">
            <text:p/>
          </draw:line>
          <draw:custom-shape draw:style-name="gr42" draw:text-style-name="P35" draw:layer="layout" svg:width="1cm" svg:height="1cm" svg:x="35.2cm" svg:y="14.85cm">
            <text:p text:style-name="P34"><text:span text:style-name="T6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8" draw:layer="layout" svg:width="3.249cm" svg:height="0.75cm" svg:x="29.251cm" svg:y="13.101cm">
            <text:p text:style-name="P2"><text:span text:style-name="T2">Cancel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custom-shape draw:style-name="gr44" draw:text-style-name="P35" draw:layer="layout" svg:width="1cm" svg:height="1cm" svg:x="10.301cm" svg:y="17.751cm">
          <text:p text:style-name="P34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8.5cm" svg:height="1cm" svg:x="2.855cm" svg:y="11.405cm">
          <text:p text:style-name="P18"><text:span text:style-name="T1">No Cursad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s Nerd Font" svg:font-family="'Symbols Nerd Font'" style:font-adornments="Normal" style:font-pitch="variable"/>
    <style:font-face style:name="Varela Round" svg:font-family="'Varela Round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00:18:07.194869442</meta:creation-date>
    <dc:date>2025-12-06T02:30:02.121725542</dc:date>
    <meta:editing-duration>PT1H47M8S</meta:editing-duration>
    <meta:editing-cycles>12</meta:editing-cycles>
    <meta:generator>LibreOffice/25.2.7.2$Linux_X86_64 LibreOffice_project/520$Build-2</meta:generator>
    <meta:document-statistic meta:object-count="129"/>
  </office:meta>
</office:document-meta>
</file>